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1" style:family="paragraph">
      <style:text-properties fo:font-size="20.6000003814697pt"/>
    </style:style>
  </office:automatic-styles>
  <office:body>
    <office:presentation>
      <draw:page draw:name="page1" draw:style-name="dp1" draw:master-page-name="lyt-cool" presentation:presentation-page-layout-name="AL1T0" xml:id="id1" draw:id="id1">
        <draw:frame presentation:style-name="pr1" draw:layer="layout" svg:width="23.057cm" svg:height="3.005cm" svg:x="1.984cm" svg:y="1.322cm" presentation:class="title" presentation:placeholder="true">
          <draw:text-box/>
        </draw:frame>
        <draw:frame presentation:style-name="pr2" draw:text-style-name="P1" draw:layer="layout" svg:width="23.057cm" svg:height="11.339cm" svg:x="1.984cm" svg:y="5.004cm" presentation:class="subtitle" presentation:placeholder="true">
          <draw:text-box/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685cm"/>
      <style:text-properties fo:font-size="24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/>
      </draw:frame>
      <draw:rect draw:style-name="Mgr3" draw:text-style-name="MP4" draw:layer="backgroundobjects" svg:width="25.059cm" svg:height="0.231cm" svg:x="1.942cm" svg:y="16.849cm">
        <text:p/>
      </draw:rect>
      <draw:rect draw:style-name="Mgr3" draw:text-style-name="MP4" draw:layer="backgroundobjects" svg:width="21.676cm" svg:height="0.231cm" svg:x="5.324cm" svg:y="17.355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 draw:corner-radius="0.001cm"/>
      </draw:frame>
      <draw:frame presentation:style-name="lyt-cool-outline1" draw:layer="backgroundobjects" svg:width="23.057cm" svg:height="11.339cm" svg:x="1.984cm" svg:y="5.004cm" presentation:class="outline" presentation:placeholder="true">
        <draw:text-box draw:corner-radius="0.001cm"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2-15T18:02:19.87</meta:creation-date>
    <meta:editing-duration>PT3M9S</meta:editing-duration>
    <meta:editing-cycles>2</meta:editing-cycles>
    <dc:date>2012-12-15T18:02:52.46</dc:date>
    <meta:document-statistic meta:object-count="39"/>
    <meta:generator>OpenOffice.org/3.3$Win32 OpenOffice.org_project/330m20$Build-9567</meta:generator>
  </office:meta>
</office:document-meta>
</file>